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92E02A8A.jpg" manifest:media-type="image/jpeg"/>
  <manifest:file-entry manifest:full-path="Pictures/10000000000004000000030090B2EC90.jpg" manifest:media-type="image/jpeg"/>
  <manifest:file-entry manifest:full-path="Pictures/1000000000000400000003000D4F21FC.jpg" manifest:media-type="image/jpeg"/>
  <manifest:file-entry manifest:full-path="Pictures/10000000000004000000030053729AFD.jpg" manifest:media-type="image/jpeg"/>
  <manifest:file-entry manifest:full-path="Pictures/100000000000040000000300F4BAB5F2.jpg" manifest:media-type="image/jpeg"/>
  <manifest:file-entry manifest:full-path="Pictures/1000000000000400000003001B355C08.jpg" manifest:media-type="image/jpeg"/>
  <manifest:file-entry manifest:full-path="Pictures/100000000000040000000300EBA43AD0.jpg" manifest:media-type="image/jpeg"/>
  <manifest:file-entry manifest:full-path="Pictures/100000000000040000000300BFEC75B9.jpg" manifest:media-type="image/jpeg"/>
  <manifest:file-entry manifest:full-path="Pictures/100000000000040000000300A80D9CF7.jpg" manifest:media-type="image/jpeg"/>
  <manifest:file-entry manifest:full-path="Pictures/10000000000004000000030064C6DCC6.jpg" manifest:media-type="image/jpeg"/>
  <manifest:file-entry manifest:full-path="Pictures/1000000000000400000003002FD20D2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微軟正黑體1" svg:font-family="微軟正黑體" style:font-family-generic="swiss" style:font-pitch="variable"/>
    <style:font-face style:name="華康黑體 Std W7" svg:font-family="'華康黑體 Std W7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fo:min-height="4.483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size-asian="20pt"/>
    </style:style>
    <style:style style:name="P5" style:family="paragraph">
      <style:paragraph-properties fo:line-height="100%"/>
      <style:text-properties style:font-name="華康黑體 Std W7" fo:font-size="32pt" style:font-name-asian="華康黑體 Std W7" style:font-size-asian="32pt" style:font-size-complex="32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2FD20D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64C6DCC6.jpg" xlink:type="simple" xlink:show="embed" xlink:actuate="onLoad">
            <text:p/>
          </draw:image>
        </draw:frame>
        <draw:frame presentation:style-name="pr2" draw:text-style-name="P3" draw:layer="layout" svg:width="9.2cm" svg:height="3.506cm" svg:x="10.2cm" svg:y="2.8cm" presentation:class="title" presentation:user-transformed="true">
          <draw:text-box>
            <text:p text:style-name="P2"><text:span text:style-name="T1">大家好。</text:span><text:span text:style-name="T1"><text:line-break/></text:span><text:span text:style-name="T1">我是好愛讀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Pictures/100000000000040000000300A80D9CF7.jpg" xlink:type="simple" xlink:show="embed" xlink:actuate="onLoad">
            <text:p/>
          </draw:image>
        </draw:frame>
        <draw:frame presentation:style-name="pr2" draw:text-style-name="P5" draw:layer="layout" svg:width="12.2cm" svg:height="3.506cm" svg:x="2.8cm" svg:y="4.6cm" presentation:class="title" presentation:user-transformed="true">
          <draw:text-box>
            <text:p text:style-name="P2"><text:span text:style-name="T1">我也是。</text:span><text:span text:style-name="T1"><text:line-break/></text:span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BFEC75B9.jpg" xlink:type="simple" xlink:show="embed" xlink:actuate="onLoad">
            <text:p/>
          </draw:image>
        </draw:frame>
        <draw:frame presentation:style-name="pr2" draw:text-style-name="P5" draw:layer="layout" svg:width="12.2cm" svg:height="4.483cm" svg:x="11.6cm" svg:y="2.817cm" presentation:class="title" presentation:user-transformed="true">
          <draw:text-box>
            <text:p text:style-name="P2"><text:span text:style-name="T1">哈哈，我不相信。</text:span><text:span text:style-name="T1"><text:line-break/></text:span><text:span text:style-name="T1">你最愛吃，</text:span><text:span text:style-name="T1"><text:line-break/></text:span><text:span text:style-name="T1">你應該叫好愛吃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EBA43AD0.jpg" xlink:type="simple" xlink:show="embed" xlink:actuate="onLoad">
            <text:p/>
          </draw:image>
        </draw:frame>
        <draw:frame presentation:style-name="pr2" draw:text-style-name="P5" draw:layer="layout" svg:width="12.2cm" svg:height="4.483cm" svg:x="7.2cm" svg:y="2.5cm" presentation:class="title" presentation:user-transformed="true">
          <draw:text-box>
            <text:p text:style-name="P2"><text:span text:style-name="T1">嘿，嘟嘟！</text:span><text:span text:style-name="T1"><text:line-break/></text:span><text:span text:style-name="T1">不要這麼說，</text:span><text:span text:style-name="T1"/><text:span text:style-name="T1"><text:line-break/></text:span><text:span text:style-name="T1">我的名字是薑餅人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cm" svg:height="20.99cm" svg:x="0.005cm" svg:y="0.005cm">
          <draw:image xlink:href="Pictures/10000000000004000000030053729AFD.jpg" xlink:type="simple" xlink:show="embed" xlink:actuate="onLoad">
            <text:p/>
          </draw:image>
        </draw:frame>
        <draw:frame presentation:style-name="pr2" draw:text-style-name="P5" draw:layer="layout" svg:width="12.2cm" svg:height="3.506cm" svg:x="7.6cm" svg:y="3.6cm" presentation:class="title" presentation:user-transformed="true">
          <draw:text-box>
            <text:p text:style-name="P2"><text:span text:style-name="T1">那一位是貓小姐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8cm" svg:height="20.98cm" svg:x="0.004cm" svg:y="0.01cm">
          <draw:image xlink:href="Pictures/1000000000000400000003000D4F21FC.jpg" xlink:type="simple" xlink:show="embed" xlink:actuate="onLoad">
            <text:p/>
          </draw:image>
        </draw:frame>
        <draw:frame presentation:style-name="pr2" draw:text-style-name="P5" draw:layer="layout" svg:width="12.2cm" svg:height="3.506cm" svg:x="5.4cm" svg:y="6.894cm" presentation:class="title" presentation:user-transformed="true">
          <draw:text-box>
            <text:p text:style-name="P2"><text:span text:style-name="T1">她會生氣的。</text:span><text:span text:style-name="T1"><text:line-break/></text:span><text:span text:style-name="T1">她很兇。</text:span></text:p>
          </draw:text-box>
        </draw:frame>
        <draw:frame presentation:style-name="pr4" draw:text-style-name="P5" draw:layer="layout" svg:width="14.8cm" svg:height="4.483cm" svg:x="9.8cm" svg:y="1.1cm" presentation:class="title" presentation:user-transformed="true">
          <draw:text-box>
            <text:p text:style-name="P2"><text:span text:style-name="T1">小心！</text:span></text:p>
            <text:p text:style-name="P2"><text:span text:style-name="T1">千萬不要說成「毛小姐」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8cm" svg:height="20.978cm" svg:x="0.005cm" svg:y="0.011cm">
          <draw:image xlink:href="Pictures/1000000000000400000003001B355C08.jpg" xlink:type="simple" xlink:show="embed" xlink:actuate="onLoad">
            <text:p/>
          </draw:image>
        </draw:frame>
        <draw:frame presentation:style-name="pr4" draw:text-style-name="P5" draw:layer="layout" svg:width="14.8cm" svg:height="4.483cm" svg:x="2.4cm" svg:y="2.4cm" presentation:class="title" presentation:user-transformed="true">
          <draw:text-box>
            <text:p text:style-name="P2"><text:span text:style-name="T1">嘟嘟！你在說什麼？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6cm" svg:height="20.976cm" svg:x="0.006cm" svg:y="0.012cm">
          <draw:image xlink:href="Pictures/100000000000040000000300F4BAB5F2.jpg" xlink:type="simple" xlink:show="embed" xlink:actuate="onLoad">
            <text:p/>
          </draw:image>
        </draw:frame>
        <draw:frame presentation:style-name="pr4" draw:text-style-name="P5" draw:layer="layout" svg:width="14.8cm" svg:height="4.483cm" svg:x="11.6cm" svg:y="3.517cm" presentation:class="title" presentation:user-transformed="true">
          <draw:text-box>
            <text:p text:style-name="P2"><text:span text:style-name="T1">他們都想學中文。</text:span></text:p>
            <text:p text:style-name="P2"><text:span text:style-name="T1">所以我來教他們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90B2EC90.jpg" xlink:type="simple" xlink:show="embed" xlink:actuate="onLoad">
            <text:p/>
          </draw:image>
        </draw:frame>
        <draw:frame presentation:style-name="pr2" draw:text-style-name="P5" draw:layer="layout" svg:width="12.2cm" svg:height="3.506cm" svg:x="2.2cm" svg:y="3.2cm" presentation:class="title" presentation:user-transformed="true">
          <draw:text-box>
            <text:p text:style-name="P2"><text:span text:style-name="T1">好愛讀，</text:span><text:span text:style-name="T1"><text:line-break/></text:span><text:span text:style-name="T1">就是很愛讀書的意思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2cm" svg:height="20.972cm" svg:x="0.008cm" svg:y="0.014cm">
          <draw:image xlink:href="Pictures/10000000000004000000030092E02A8A.jpg" xlink:type="simple" xlink:show="embed" xlink:actuate="onLoad">
            <text:p/>
          </draw:image>
        </draw:frame>
        <draw:frame presentation:style-name="pr4" draw:text-style-name="P5" draw:layer="layout" svg:width="14.8cm" svg:height="4.483cm" svg:x="5.8cm" svg:y="2.1cm" presentation:class="title" presentation:user-transformed="true">
          <draw:text-box>
            <text:p text:style-name="P2"><text:span text:style-name="T1">老師！</text:span></text:p>
            <text:p text:style-name="P2"><text:span text:style-name="T1">你應該準備好吃的點心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微軟正黑體1" svg:font-family="微軟正黑體" style:font-family-generic="swiss" style:font-pitch="variable"/>
    <style:font-face style:name="華康黑體 Std W7" svg:font-family="'華康黑體 Std W7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0-27T16:35:54.165000000</dc:date>
    <meta:editing-duration>PT16H2M40S</meta:editing-duration>
    <meta:editing-cycles>78</meta:editing-cycles>
    <meta:generator>LibreOffice/4.3.0.4$Windows_x86 LibreOffice_project/62ad5818884a2fc2e5780dd45466868d41009ec0</meta:generator>
    <meta:document-statistic meta:object-count="69"/>
  </office:meta>
</office:document-meta>
</file>